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7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set_100_3_3.shan</text:p>
          </table:table-cell>
          <table:table-cell office:value-type="float" office:value="84671" calcext:value-type="float">
            <text:p>84671</text:p>
          </table:table-cell>
          <table:table-cell office:value-type="float" office:value="106514" calcext:value-type="float">
            <text:p>106514</text:p>
          </table:table-cell>
          <table:table-cell office:value-type="float" office:value="2506422" calcext:value-type="float">
            <text:p>25064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3_2.shan</text:p>
          </table:table-cell>
          <table:table-cell office:value-type="float" office:value="84709" calcext:value-type="float">
            <text:p>84709</text:p>
          </table:table-cell>
          <table:table-cell office:value-type="float" office:value="106514" calcext:value-type="float">
            <text:p>106514</text:p>
          </table:table-cell>
          <table:table-cell office:value-type="float" office:value="2507416" calcext:value-type="float">
            <text:p>250741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3_1.shan</text:p>
          </table:table-cell>
          <table:table-cell office:value-type="float" office:value="84664" calcext:value-type="float">
            <text:p>84664</text:p>
          </table:table-cell>
          <table:table-cell office:value-type="float" office:value="106514" calcext:value-type="float">
            <text:p>106514</text:p>
          </table:table-cell>
          <table:table-cell office:value-type="float" office:value="2506249" calcext:value-type="float">
            <text:p>250624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3_3.shan</text:p>
          </table:table-cell>
          <table:table-cell office:value-type="float" office:value="65324" calcext:value-type="float">
            <text:p>65324</text:p>
          </table:table-cell>
          <table:table-cell office:value-type="float" office:value="81933" calcext:value-type="float">
            <text:p>81933</text:p>
          </table:table-cell>
          <table:table-cell office:value-type="float" office:value="1929669" calcext:value-type="float">
            <text:p>192966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3_2.shan</text:p>
          </table:table-cell>
          <table:table-cell office:value-type="float" office:value="65378" calcext:value-type="float">
            <text:p>65378</text:p>
          </table:table-cell>
          <table:table-cell office:value-type="float" office:value="81933" calcext:value-type="float">
            <text:p>81933</text:p>
          </table:table-cell>
          <table:table-cell office:value-type="float" office:value="1931064" calcext:value-type="float">
            <text:p>19310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3_1.shan</text:p>
          </table:table-cell>
          <table:table-cell office:value-type="float" office:value="65255" calcext:value-type="float">
            <text:p>65255</text:p>
          </table:table-cell>
          <table:table-cell office:value-type="float" office:value="81931" calcext:value-type="float">
            <text:p>81931</text:p>
          </table:table-cell>
          <table:table-cell office:value-type="float" office:value="1927851" calcext:value-type="float">
            <text:p>192785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3_3.shan</text:p>
          </table:table-cell>
          <table:table-cell office:value-type="float" office:value="52390" calcext:value-type="float">
            <text:p>52390</text:p>
          </table:table-cell>
          <table:table-cell office:value-type="float" office:value="65545" calcext:value-type="float">
            <text:p>65545</text:p>
          </table:table-cell>
          <table:table-cell office:value-type="float" office:value="1544209" calcext:value-type="float">
            <text:p>154420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3_2.shan</text:p>
          </table:table-cell>
          <table:table-cell office:value-type="float" office:value="52428" calcext:value-type="float">
            <text:p>52428</text:p>
          </table:table-cell>
          <table:table-cell office:value-type="float" office:value="65545" calcext:value-type="float">
            <text:p>65545</text:p>
          </table:table-cell>
          <table:table-cell office:value-type="float" office:value="1545191" calcext:value-type="float">
            <text:p>154519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3_1.shan</text:p>
          </table:table-cell>
          <table:table-cell office:value-type="float" office:value="52518" calcext:value-type="float">
            <text:p>52518</text:p>
          </table:table-cell>
          <table:table-cell office:value-type="float" office:value="65548" calcext:value-type="float">
            <text:p>65548</text:p>
          </table:table-cell>
          <table:table-cell office:value-type="float" office:value="1547552" calcext:value-type="float">
            <text:p>15475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3_3.shan</text:p>
          </table:table-cell>
          <table:table-cell office:value-type="float" office:value="33051" calcext:value-type="float">
            <text:p>33051</text:p>
          </table:table-cell>
          <table:table-cell office:value-type="float" office:value="40966" calcext:value-type="float">
            <text:p>40966</text:p>
          </table:table-cell>
          <table:table-cell office:value-type="float" office:value="967652" calcext:value-type="float">
            <text:p>9676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3_2.shan</text:p>
          </table:table-cell>
          <table:table-cell office:value-type="float" office:value="33023" calcext:value-type="float">
            <text:p>33023</text:p>
          </table:table-cell>
          <table:table-cell office:value-type="float" office:value="40967" calcext:value-type="float">
            <text:p>40967</text:p>
          </table:table-cell>
          <table:table-cell office:value-type="float" office:value="966948" calcext:value-type="float">
            <text:p>96694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3_1.shan</text:p>
          </table:table-cell>
          <table:table-cell office:value-type="float" office:value="33037" calcext:value-type="float">
            <text:p>33037</text:p>
          </table:table-cell>
          <table:table-cell office:value-type="float" office:value="40966" calcext:value-type="float">
            <text:p>40966</text:p>
          </table:table-cell>
          <table:table-cell office:value-type="float" office:value="967300" calcext:value-type="float">
            <text:p>96730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3_3.shan</text:p>
          </table:table-cell>
          <table:table-cell office:value-type="float" office:value="20121" calcext:value-type="float">
            <text:p>20121</text:p>
          </table:table-cell>
          <table:table-cell office:value-type="float" office:value="24581" calcext:value-type="float">
            <text:p>24581</text:p>
          </table:table-cell>
          <table:table-cell office:value-type="float" office:value="582320" calcext:value-type="float">
            <text:p>58232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3_2.shan</text:p>
          </table:table-cell>
          <table:table-cell office:value-type="float" office:value="20119" calcext:value-type="float">
            <text:p>20119</text:p>
          </table:table-cell>
          <table:table-cell office:value-type="float" office:value="24579" calcext:value-type="float">
            <text:p>24579</text:p>
          </table:table-cell>
          <table:table-cell office:value-type="float" office:value="582265" calcext:value-type="float">
            <text:p>58226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3_1.shan</text:p>
          </table:table-cell>
          <table:table-cell office:value-type="float" office:value="20115" calcext:value-type="float">
            <text:p>20115</text:p>
          </table:table-cell>
          <table:table-cell office:value-type="float" office:value="24579" calcext:value-type="float">
            <text:p>24579</text:p>
          </table:table-cell>
          <table:table-cell office:value-type="float" office:value="582164" calcext:value-type="float">
            <text:p>5821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3_3.shan</text:p>
          </table:table-cell>
          <table:table-cell office:value-type="float" office:value="2372190" calcext:value-type="float">
            <text:p>2372190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70683236" calcext:value-type="float">
            <text:p>7068323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3_2.shan</text:p>
          </table:table-cell>
          <table:table-cell office:value-type="float" office:value="2371978" calcext:value-type="float">
            <text:p>2371978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70677688" calcext:value-type="float">
            <text:p>7067768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3_1.shan</text:p>
          </table:table-cell>
          <table:table-cell office:value-type="float" office:value="2371946" calcext:value-type="float">
            <text:p>2371946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70676847" calcext:value-type="float">
            <text:p>7067684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3_3.shan</text:p>
          </table:table-cell>
          <table:table-cell office:value-type="float" office:value="1583413" calcext:value-type="float">
            <text:p>1583413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47176228" calcext:value-type="float">
            <text:p>4717622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3_2.shan</text:p>
          </table:table-cell>
          <table:table-cell office:value-type="float" office:value="1583724" calcext:value-type="float">
            <text:p>1583724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47184308" calcext:value-type="float">
            <text:p>4718430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3_1.shan</text:p>
          </table:table-cell>
          <table:table-cell office:value-type="float" office:value="1583371" calcext:value-type="float">
            <text:p>1583371</text:p>
          </table:table-cell>
          <table:table-cell office:value-type="float" office:value="2007361" calcext:value-type="float">
            <text:p>2007361</text:p>
          </table:table-cell>
          <table:table-cell office:value-type="float" office:value="47175166" calcext:value-type="float">
            <text:p>4717516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3_3.shan</text:p>
          </table:table-cell>
          <table:table-cell office:value-type="float" office:value="795358" calcext:value-type="float">
            <text:p>795358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23688088" calcext:value-type="float">
            <text:p>2368808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3_2.shan</text:p>
          </table:table-cell>
          <table:table-cell office:value-type="float" office:value="795353" calcext:value-type="float">
            <text:p>795353</text:p>
          </table:table-cell>
          <table:table-cell office:value-type="float" office:value="1007782" calcext:value-type="float">
            <text:p>1007782</text:p>
          </table:table-cell>
          <table:table-cell office:value-type="float" office:value="23687964" calcext:value-type="float">
            <text:p>236879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3_1.shan</text:p>
          </table:table-cell>
          <table:table-cell office:value-type="float" office:value="795416" calcext:value-type="float">
            <text:p>795416</text:p>
          </table:table-cell>
          <table:table-cell office:value-type="float" office:value="1007783" calcext:value-type="float">
            <text:p>1007783</text:p>
          </table:table-cell>
          <table:table-cell office:value-type="float" office:value="23689596" calcext:value-type="float">
            <text:p>2368959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2_3.shan</text:p>
          </table:table-cell>
          <table:table-cell office:value-type="float" office:value="77246" calcext:value-type="float">
            <text:p>77246</text:p>
          </table:table-cell>
          <table:table-cell office:value-type="float" office:value="106516" calcext:value-type="float">
            <text:p>106516</text:p>
          </table:table-cell>
          <table:table-cell office:value-type="float" office:value="2316338" calcext:value-type="float">
            <text:p>231633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2_2.shan</text:p>
          </table:table-cell>
          <table:table-cell office:value-type="float" office:value="77237" calcext:value-type="float">
            <text:p>77237</text:p>
          </table:table-cell>
          <table:table-cell office:value-type="float" office:value="106512" calcext:value-type="float">
            <text:p>106512</text:p>
          </table:table-cell>
          <table:table-cell office:value-type="float" office:value="2316089" calcext:value-type="float">
            <text:p>231608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2_1.shan</text:p>
          </table:table-cell>
          <table:table-cell office:value-type="float" office:value="77173" calcext:value-type="float">
            <text:p>77173</text:p>
          </table:table-cell>
          <table:table-cell office:value-type="float" office:value="106516" calcext:value-type="float">
            <text:p>106516</text:p>
          </table:table-cell>
          <table:table-cell office:value-type="float" office:value="2314434" calcext:value-type="float">
            <text:p>231443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2_3.shan</text:p>
          </table:table-cell>
          <table:table-cell office:value-type="float" office:value="59523" calcext:value-type="float">
            <text:p>59523</text:p>
          </table:table-cell>
          <table:table-cell office:value-type="float" office:value="81932" calcext:value-type="float">
            <text:p>81932</text:p>
          </table:table-cell>
          <table:table-cell office:value-type="float" office:value="1781773" calcext:value-type="float">
            <text:p>178177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2_2.shan</text:p>
          </table:table-cell>
          <table:table-cell office:value-type="float" office:value="59537" calcext:value-type="float">
            <text:p>59537</text:p>
          </table:table-cell>
          <table:table-cell office:value-type="float" office:value="81932" calcext:value-type="float">
            <text:p>81932</text:p>
          </table:table-cell>
          <table:table-cell office:value-type="float" office:value="1782140" calcext:value-type="float">
            <text:p>178214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2_1.shan</text:p>
          </table:table-cell>
          <table:table-cell office:value-type="float" office:value="59498" calcext:value-type="float">
            <text:p>59498</text:p>
          </table:table-cell>
          <table:table-cell office:value-type="float" office:value="81934" calcext:value-type="float">
            <text:p>81934</text:p>
          </table:table-cell>
          <table:table-cell office:value-type="float" office:value="1781129" calcext:value-type="float">
            <text:p>17811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2_3.shan</text:p>
          </table:table-cell>
          <table:table-cell office:value-type="float" office:value="47789" calcext:value-type="float">
            <text:p>47789</text:p>
          </table:table-cell>
          <table:table-cell office:value-type="float" office:value="65548" calcext:value-type="float">
            <text:p>65548</text:p>
          </table:table-cell>
          <table:table-cell office:value-type="float" office:value="1427549" calcext:value-type="float">
            <text:p>142754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2_2.shan</text:p>
          </table:table-cell>
          <table:table-cell office:value-type="float" office:value="47745" calcext:value-type="float">
            <text:p>47745</text:p>
          </table:table-cell>
          <table:table-cell office:value-type="float" office:value="65547" calcext:value-type="float">
            <text:p>65547</text:p>
          </table:table-cell>
          <table:table-cell office:value-type="float" office:value="1426402" calcext:value-type="float">
            <text:p>142640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2_1.shan</text:p>
          </table:table-cell>
          <table:table-cell office:value-type="float" office:value="47723" calcext:value-type="float">
            <text:p>47723</text:p>
          </table:table-cell>
          <table:table-cell office:value-type="float" office:value="65547" calcext:value-type="float">
            <text:p>65547</text:p>
          </table:table-cell>
          <table:table-cell office:value-type="float" office:value="1425818" calcext:value-type="float">
            <text:p>142581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2_3.shan</text:p>
          </table:table-cell>
          <table:table-cell office:value-type="float" office:value="30061" calcext:value-type="float">
            <text:p>30061</text:p>
          </table:table-cell>
          <table:table-cell office:value-type="float" office:value="40967" calcext:value-type="float">
            <text:p>40967</text:p>
          </table:table-cell>
          <table:table-cell office:value-type="float" office:value="892877" calcext:value-type="float">
            <text:p>89287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2_2.shan</text:p>
          </table:table-cell>
          <table:table-cell office:value-type="float" office:value="30092" calcext:value-type="float">
            <text:p>30092</text:p>
          </table:table-cell>
          <table:table-cell office:value-type="float" office:value="40967" calcext:value-type="float">
            <text:p>40967</text:p>
          </table:table-cell>
          <table:table-cell office:value-type="float" office:value="893681" calcext:value-type="float">
            <text:p>89368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2_1.shan</text:p>
          </table:table-cell>
          <table:table-cell office:value-type="float" office:value="30078" calcext:value-type="float">
            <text:p>30078</text:p>
          </table:table-cell>
          <table:table-cell office:value-type="float" office:value="40967" calcext:value-type="float">
            <text:p>40967</text:p>
          </table:table-cell>
          <table:table-cell office:value-type="float" office:value="893317" calcext:value-type="float">
            <text:p>8933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2_3.shan</text:p>
          </table:table-cell>
          <table:table-cell office:value-type="float" office:value="18270" calcext:value-type="float">
            <text:p>18270</text:p>
          </table:table-cell>
          <table:table-cell office:value-type="float" office:value="24582" calcext:value-type="float">
            <text:p>24582</text:p>
          </table:table-cell>
          <table:table-cell office:value-type="float" office:value="537160" calcext:value-type="float">
            <text:p>53716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2_2.shan</text:p>
          </table:table-cell>
          <table:table-cell office:value-type="float" office:value="18294" calcext:value-type="float">
            <text:p>18294</text:p>
          </table:table-cell>
          <table:table-cell office:value-type="float" office:value="24580" calcext:value-type="float">
            <text:p>24580</text:p>
          </table:table-cell>
          <table:table-cell office:value-type="float" office:value="537783" calcext:value-type="float">
            <text:p>53778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2_1.shan</text:p>
          </table:table-cell>
          <table:table-cell office:value-type="float" office:value="18302" calcext:value-type="float">
            <text:p>18302</text:p>
          </table:table-cell>
          <table:table-cell office:value-type="float" office:value="24580" calcext:value-type="float">
            <text:p>24580</text:p>
          </table:table-cell>
          <table:table-cell office:value-type="float" office:value="537985" calcext:value-type="float">
            <text:p>53798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2_3.shan</text:p>
          </table:table-cell>
          <table:table-cell office:value-type="float" office:value="2164583" calcext:value-type="float">
            <text:p>2164583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65288378" calcext:value-type="float">
            <text:p>652883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2_2.shan</text:p>
          </table:table-cell>
          <table:table-cell office:value-type="float" office:value="2165370" calcext:value-type="float">
            <text:p>2165370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65308876" calcext:value-type="float">
            <text:p>653088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2_1.shan</text:p>
          </table:table-cell>
          <table:table-cell office:value-type="float" office:value="2164966" calcext:value-type="float">
            <text:p>2164966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65298396" calcext:value-type="float">
            <text:p>6529839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2_3.shan</text:p>
          </table:table-cell>
          <table:table-cell office:value-type="float" office:value="1445246" calcext:value-type="float">
            <text:p>1445246</text:p>
          </table:table-cell>
          <table:table-cell office:value-type="float" office:value="2007366" calcext:value-type="float">
            <text:p>2007366</text:p>
          </table:table-cell>
          <table:table-cell office:value-type="float" office:value="43586870" calcext:value-type="float">
            <text:p>4358687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2_2.shan</text:p>
          </table:table-cell>
          <table:table-cell office:value-type="float" office:value="1445284" calcext:value-type="float">
            <text:p>1445284</text:p>
          </table:table-cell>
          <table:table-cell office:value-type="float" office:value="2007382" calcext:value-type="float">
            <text:p>2007382</text:p>
          </table:table-cell>
          <table:table-cell office:value-type="float" office:value="43587924" calcext:value-type="float">
            <text:p>4358792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2_1.shan</text:p>
          </table:table-cell>
          <table:table-cell office:value-type="float" office:value="1445210" calcext:value-type="float">
            <text:p>1445210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43585907" calcext:value-type="float">
            <text:p>4358590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2_3.shan</text:p>
          </table:table-cell>
          <table:table-cell office:value-type="float" office:value="725661" calcext:value-type="float">
            <text:p>725661</text:p>
          </table:table-cell>
          <table:table-cell office:value-type="float" office:value="1007787" calcext:value-type="float">
            <text:p>1007787</text:p>
          </table:table-cell>
          <table:table-cell office:value-type="float" office:value="21878938" calcext:value-type="float">
            <text:p>2187893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2_2.shan</text:p>
          </table:table-cell>
          <table:table-cell office:value-type="float" office:value="725772" calcext:value-type="float">
            <text:p>725772</text:p>
          </table:table-cell>
          <table:table-cell office:value-type="float" office:value="1007775" calcext:value-type="float">
            <text:p>1007775</text:p>
          </table:table-cell>
          <table:table-cell office:value-type="float" office:value="21881794" calcext:value-type="float">
            <text:p>2188179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2_1.shan</text:p>
          </table:table-cell>
          <table:table-cell office:value-type="float" office:value="726032" calcext:value-type="float">
            <text:p>726032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21888563" calcext:value-type="float">
            <text:p>2188856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1_3.shan</text:p>
          </table:table-cell>
          <table:table-cell office:value-type="float" office:value="77721" calcext:value-type="float">
            <text:p>77721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683" calcext:value-type="float">
            <text:p>233468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1_2.shan</text:p>
          </table:table-cell>
          <table:table-cell office:value-type="float" office:value="77723" calcext:value-type="float">
            <text:p>77723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735" calcext:value-type="float">
            <text:p>23347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1_1.shan</text:p>
          </table:table-cell>
          <table:table-cell office:value-type="float" office:value="77718" calcext:value-type="float">
            <text:p>77718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620" calcext:value-type="float">
            <text:p>233462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1_3.shan</text:p>
          </table:table-cell>
          <table:table-cell office:value-type="float" office:value="59849" calcext:value-type="float">
            <text:p>59849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292" calcext:value-type="float">
            <text:p>179629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1_2.shan</text:p>
          </table:table-cell>
          <table:table-cell office:value-type="float" office:value="59854" calcext:value-type="float">
            <text:p>59854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425" calcext:value-type="float">
            <text:p>179642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1_1.shan</text:p>
          </table:table-cell>
          <table:table-cell office:value-type="float" office:value="59848" calcext:value-type="float">
            <text:p>59848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263" calcext:value-type="float">
            <text:p>179626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1_3.shan</text:p>
          </table:table-cell>
          <table:table-cell office:value-type="float" office:value="47938" calcext:value-type="float">
            <text:p>47938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448" calcext:value-type="float">
            <text:p>143744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1_2.shan</text:p>
          </table:table-cell>
          <table:table-cell office:value-type="float" office:value="47940" calcext:value-type="float">
            <text:p>47940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491" calcext:value-type="float">
            <text:p>143749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1_1.shan</text:p>
          </table:table-cell>
          <table:table-cell office:value-type="float" office:value="47938" calcext:value-type="float">
            <text:p>47938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442" calcext:value-type="float">
            <text:p>14374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1_3.shan</text:p>
          </table:table-cell>
          <table:table-cell office:value-type="float" office:value="30068" calcext:value-type="float">
            <text:p>30068</text:p>
          </table:table-cell>
          <table:table-cell office:value-type="float" office:value="40965" calcext:value-type="float">
            <text:p>40965</text:p>
          </table:table-cell>
          <table:table-cell office:value-type="float" office:value="899079" calcext:value-type="float">
            <text:p>89907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1_2.shan</text:p>
          </table:table-cell>
          <table:table-cell office:value-type="float" office:value="30070" calcext:value-type="float">
            <text:p>30070</text:p>
          </table:table-cell>
          <table:table-cell office:value-type="float" office:value="40965" calcext:value-type="float">
            <text:p>40965</text:p>
          </table:table-cell>
          <table:table-cell office:value-type="float" office:value="899146" calcext:value-type="float">
            <text:p>89914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1_1.shan</text:p>
          </table:table-cell>
          <table:table-cell office:value-type="float" office:value="30070" calcext:value-type="float">
            <text:p>30070</text:p>
          </table:table-cell>
          <table:table-cell office:value-type="float" office:value="40965" calcext:value-type="float">
            <text:p>40965</text:p>
          </table:table-cell>
          <table:table-cell office:value-type="float" office:value="899131" calcext:value-type="float">
            <text:p>89913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1_3.shan</text:p>
          </table:table-cell>
          <table:table-cell office:value-type="float" office:value="18149" calcext:value-type="float">
            <text:p>18149</text:p>
          </table:table-cell>
          <table:table-cell office:value-type="float" office:value="24579" calcext:value-type="float">
            <text:p>24579</text:p>
          </table:table-cell>
          <table:table-cell office:value-type="float" office:value="540030" calcext:value-type="float">
            <text:p>54003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1_2.shan</text:p>
          </table:table-cell>
          <table:table-cell office:value-type="float" office:value="18151" calcext:value-type="float">
            <text:p>18151</text:p>
          </table:table-cell>
          <table:table-cell office:value-type="float" office:value="24579" calcext:value-type="float">
            <text:p>24579</text:p>
          </table:table-cell>
          <table:table-cell office:value-type="float" office:value="540094" calcext:value-type="float">
            <text:p>54009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1_1.shan</text:p>
          </table:table-cell>
          <table:table-cell office:value-type="float" office:value="18160" calcext:value-type="float">
            <text:p>18160</text:p>
          </table:table-cell>
          <table:table-cell office:value-type="float" office:value="24579" calcext:value-type="float">
            <text:p>24579</text:p>
          </table:table-cell>
          <table:table-cell office:value-type="float" office:value="540313" calcext:value-type="float">
            <text:p>54031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1_3.shan</text:p>
          </table:table-cell>
          <table:table-cell office:value-type="float" office:value="2185949" calcext:value-type="float">
            <text:p>2185949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9583" calcext:value-type="float">
            <text:p>6584958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1_2.shan</text:p>
          </table:table-cell>
          <table:table-cell office:value-type="float" office:value="2185915" calcext:value-type="float">
            <text:p>2185915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702" calcext:value-type="float">
            <text:p>6584870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1_1.shan</text:p>
          </table:table-cell>
          <table:table-cell office:value-type="float" office:value="2185913" calcext:value-type="float">
            <text:p>2185913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662" calcext:value-type="float">
            <text:p>6584866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1_3.shan</text:p>
          </table:table-cell>
          <table:table-cell office:value-type="float" office:value="1459371" calcext:value-type="float">
            <text:p>1459371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59914" calcext:value-type="float">
            <text:p>439599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1_2.shan</text:p>
          </table:table-cell>
          <table:table-cell office:value-type="float" office:value="1459361" calcext:value-type="float">
            <text:p>1459361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59672" calcext:value-type="float">
            <text:p>439596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1_1.shan</text:p>
          </table:table-cell>
          <table:table-cell office:value-type="float" office:value="1459376" calcext:value-type="float">
            <text:p>1459376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60056" calcext:value-type="float">
            <text:p>4396005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1_3.shan</text:p>
          </table:table-cell>
          <table:table-cell office:value-type="float" office:value="732826" calcext:value-type="float">
            <text:p>732826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1124" calcext:value-type="float">
            <text:p>2207112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1_2.shan</text:p>
          </table:table-cell>
          <table:table-cell office:value-type="float" office:value="732819" calcext:value-type="float">
            <text:p>732819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0936" calcext:value-type="float">
            <text:p>2207093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1_1.shan</text:p>
          </table:table-cell>
          <table:table-cell office:value-type="float" office:value="732834" calcext:value-type="float">
            <text:p>732834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1329" calcext:value-type="float">
            <text:p>220713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3_3.haff</text:p>
          </table:table-cell>
          <table:table-cell office:value-type="float" office:value="83607" calcext:value-type="float">
            <text:p>83607</text:p>
          </table:table-cell>
          <table:table-cell office:value-type="float" office:value="106514" calcext:value-type="float">
            <text:p>106514</text:p>
          </table:table-cell>
          <table:table-cell office:value-type="float" office:value="2476887" calcext:value-type="float">
            <text:p>24768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3_2.haff</text:p>
          </table:table-cell>
          <table:table-cell office:value-type="float" office:value="83639" calcext:value-type="float">
            <text:p>83639</text:p>
          </table:table-cell>
          <table:table-cell office:value-type="float" office:value="106514" calcext:value-type="float">
            <text:p>106514</text:p>
          </table:table-cell>
          <table:table-cell office:value-type="float" office:value="2477716" calcext:value-type="float">
            <text:p>247771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3_1.haff</text:p>
          </table:table-cell>
          <table:table-cell office:value-type="float" office:value="83588" calcext:value-type="float">
            <text:p>83588</text:p>
          </table:table-cell>
          <table:table-cell office:value-type="float" office:value="106514" calcext:value-type="float">
            <text:p>106514</text:p>
          </table:table-cell>
          <table:table-cell office:value-type="float" office:value="2476384" calcext:value-type="float">
            <text:p>247638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3_3.haff</text:p>
          </table:table-cell>
          <table:table-cell office:value-type="float" office:value="64515" calcext:value-type="float">
            <text:p>64515</text:p>
          </table:table-cell>
          <table:table-cell office:value-type="float" office:value="81933" calcext:value-type="float">
            <text:p>81933</text:p>
          </table:table-cell>
          <table:table-cell office:value-type="float" office:value="1906755" calcext:value-type="float">
            <text:p>190675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3_2.haff</text:p>
          </table:table-cell>
          <table:table-cell office:value-type="float" office:value="64579" calcext:value-type="float">
            <text:p>64579</text:p>
          </table:table-cell>
          <table:table-cell office:value-type="float" office:value="81933" calcext:value-type="float">
            <text:p>81933</text:p>
          </table:table-cell>
          <table:table-cell office:value-type="float" office:value="1908404" calcext:value-type="float">
            <text:p>19084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3_1.haff</text:p>
          </table:table-cell>
          <table:table-cell office:value-type="float" office:value="64434" calcext:value-type="float">
            <text:p>64434</text:p>
          </table:table-cell>
          <table:table-cell office:value-type="float" office:value="81931" calcext:value-type="float">
            <text:p>81931</text:p>
          </table:table-cell>
          <table:table-cell office:value-type="float" office:value="1904640" calcext:value-type="float">
            <text:p>190464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3_3.haff</text:p>
          </table:table-cell>
          <table:table-cell office:value-type="float" office:value="51728" calcext:value-type="float">
            <text:p>51728</text:p>
          </table:table-cell>
          <table:table-cell office:value-type="float" office:value="65545" calcext:value-type="float">
            <text:p>65545</text:p>
          </table:table-cell>
          <table:table-cell office:value-type="float" office:value="1525129" calcext:value-type="float">
            <text:p>15251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3_2.haff</text:p>
          </table:table-cell>
          <table:table-cell office:value-type="float" office:value="51798" calcext:value-type="float">
            <text:p>51798</text:p>
          </table:table-cell>
          <table:table-cell office:value-type="float" office:value="65545" calcext:value-type="float">
            <text:p>65545</text:p>
          </table:table-cell>
          <table:table-cell office:value-type="float" office:value="1526949" calcext:value-type="float">
            <text:p>152694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3_1.haff</text:p>
          </table:table-cell>
          <table:table-cell office:value-type="float" office:value="51871" calcext:value-type="float">
            <text:p>51871</text:p>
          </table:table-cell>
          <table:table-cell office:value-type="float" office:value="65548" calcext:value-type="float">
            <text:p>65548</text:p>
          </table:table-cell>
          <table:table-cell office:value-type="float" office:value="1528856" calcext:value-type="float">
            <text:p>152885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3_3.haff</text:p>
          </table:table-cell>
          <table:table-cell office:value-type="float" office:value="32633" calcext:value-type="float">
            <text:p>32633</text:p>
          </table:table-cell>
          <table:table-cell office:value-type="float" office:value="40966" calcext:value-type="float">
            <text:p>40966</text:p>
          </table:table-cell>
          <table:table-cell office:value-type="float" office:value="954919" calcext:value-type="float">
            <text:p>95491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3_2.haff</text:p>
          </table:table-cell>
          <table:table-cell office:value-type="float" office:value="32593" calcext:value-type="float">
            <text:p>32593</text:p>
          </table:table-cell>
          <table:table-cell office:value-type="float" office:value="40967" calcext:value-type="float">
            <text:p>40967</text:p>
          </table:table-cell>
          <table:table-cell office:value-type="float" office:value="953867" calcext:value-type="float">
            <text:p>95386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3_1.haff</text:p>
          </table:table-cell>
          <table:table-cell office:value-type="float" office:value="32615" calcext:value-type="float">
            <text:p>32615</text:p>
          </table:table-cell>
          <table:table-cell office:value-type="float" office:value="40966" calcext:value-type="float">
            <text:p>40966</text:p>
          </table:table-cell>
          <table:table-cell office:value-type="float" office:value="954442" calcext:value-type="float">
            <text:p>95444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3_3.haff</text:p>
          </table:table-cell>
          <table:table-cell office:value-type="float" office:value="19871" calcext:value-type="float">
            <text:p>19871</text:p>
          </table:table-cell>
          <table:table-cell office:value-type="float" office:value="24581" calcext:value-type="float">
            <text:p>24581</text:p>
          </table:table-cell>
          <table:table-cell office:value-type="float" office:value="573946" calcext:value-type="float">
            <text:p>57394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3_2.haff</text:p>
          </table:table-cell>
          <table:table-cell office:value-type="float" office:value="19869" calcext:value-type="float">
            <text:p>19869</text:p>
          </table:table-cell>
          <table:table-cell office:value-type="float" office:value="24579" calcext:value-type="float">
            <text:p>24579</text:p>
          </table:table-cell>
          <table:table-cell office:value-type="float" office:value="573891" calcext:value-type="float">
            <text:p>5738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3_1.haff</text:p>
          </table:table-cell>
          <table:table-cell office:value-type="float" office:value="19863" calcext:value-type="float">
            <text:p>19863</text:p>
          </table:table-cell>
          <table:table-cell office:value-type="float" office:value="24579" calcext:value-type="float">
            <text:p>24579</text:p>
          </table:table-cell>
          <table:table-cell office:value-type="float" office:value="573729" calcext:value-type="float">
            <text:p>5737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3_3.haff</text:p>
          </table:table-cell>
          <table:table-cell office:value-type="float" office:value="2343700" calcext:value-type="float">
            <text:p>2343700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69940619" calcext:value-type="float">
            <text:p>6994061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3_2.haff</text:p>
          </table:table-cell>
          <table:table-cell office:value-type="float" office:value="2343485" calcext:value-type="float">
            <text:p>2343485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69935005" calcext:value-type="float">
            <text:p>6993500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3_1.haff</text:p>
          </table:table-cell>
          <table:table-cell office:value-type="float" office:value="2343508" calcext:value-type="float">
            <text:p>2343508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69935573" calcext:value-type="float">
            <text:p>699355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3_3.haff</text:p>
          </table:table-cell>
          <table:table-cell office:value-type="float" office:value="1564201" calcext:value-type="float">
            <text:p>1564201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46674851" calcext:value-type="float">
            <text:p>466748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3_2.haff</text:p>
          </table:table-cell>
          <table:table-cell office:value-type="float" office:value="1564587" calcext:value-type="float">
            <text:p>1564587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46684887" calcext:value-type="float">
            <text:p>466848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3_1.haff</text:p>
          </table:table-cell>
          <table:table-cell office:value-type="float" office:value="1564306" calcext:value-type="float">
            <text:p>1564306</text:p>
          </table:table-cell>
          <table:table-cell office:value-type="float" office:value="2007361" calcext:value-type="float">
            <text:p>2007361</text:p>
          </table:table-cell>
          <table:table-cell office:value-type="float" office:value="46677596" calcext:value-type="float">
            <text:p>4667759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3_3.haff</text:p>
          </table:table-cell>
          <table:table-cell office:value-type="float" office:value="785689" calcext:value-type="float">
            <text:p>785689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23434805" calcext:value-type="float">
            <text:p>2343480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3_2.haff</text:p>
          </table:table-cell>
          <table:table-cell office:value-type="float" office:value="785667" calcext:value-type="float">
            <text:p>785667</text:p>
          </table:table-cell>
          <table:table-cell office:value-type="float" office:value="1007782" calcext:value-type="float">
            <text:p>1007782</text:p>
          </table:table-cell>
          <table:table-cell office:value-type="float" office:value="23434254" calcext:value-type="float">
            <text:p>234342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3_1.haff</text:p>
          </table:table-cell>
          <table:table-cell office:value-type="float" office:value="785779" calcext:value-type="float">
            <text:p>785779</text:p>
          </table:table-cell>
          <table:table-cell office:value-type="float" office:value="1007783" calcext:value-type="float">
            <text:p>1007783</text:p>
          </table:table-cell>
          <table:table-cell office:value-type="float" office:value="23437154" calcext:value-type="float">
            <text:p>234371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2_3.haff</text:p>
          </table:table-cell>
          <table:table-cell office:value-type="float" office:value="76994" calcext:value-type="float">
            <text:p>76994</text:p>
          </table:table-cell>
          <table:table-cell office:value-type="float" office:value="106516" calcext:value-type="float">
            <text:p>106516</text:p>
          </table:table-cell>
          <table:table-cell office:value-type="float" office:value="2308350" calcext:value-type="float">
            <text:p>23083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2_2.haff</text:p>
          </table:table-cell>
          <table:table-cell office:value-type="float" office:value="76985" calcext:value-type="float">
            <text:p>76985</text:p>
          </table:table-cell>
          <table:table-cell office:value-type="float" office:value="106512" calcext:value-type="float">
            <text:p>106512</text:p>
          </table:table-cell>
          <table:table-cell office:value-type="float" office:value="2308092" calcext:value-type="float">
            <text:p>230809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2_1.haff</text:p>
          </table:table-cell>
          <table:table-cell office:value-type="float" office:value="76931" calcext:value-type="float">
            <text:p>76931</text:p>
          </table:table-cell>
          <table:table-cell office:value-type="float" office:value="106516" calcext:value-type="float">
            <text:p>106516</text:p>
          </table:table-cell>
          <table:table-cell office:value-type="float" office:value="2306694" calcext:value-type="float">
            <text:p>230669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2_3.haff</text:p>
          </table:table-cell>
          <table:table-cell office:value-type="float" office:value="59339" calcext:value-type="float">
            <text:p>59339</text:p>
          </table:table-cell>
          <table:table-cell office:value-type="float" office:value="81932" calcext:value-type="float">
            <text:p>81932</text:p>
          </table:table-cell>
          <table:table-cell office:value-type="float" office:value="1775550" calcext:value-type="float">
            <text:p>17755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2_2.haff</text:p>
          </table:table-cell>
          <table:table-cell office:value-type="float" office:value="59333" calcext:value-type="float">
            <text:p>59333</text:p>
          </table:table-cell>
          <table:table-cell office:value-type="float" office:value="81932" calcext:value-type="float">
            <text:p>81932</text:p>
          </table:table-cell>
          <table:table-cell office:value-type="float" office:value="1775394" calcext:value-type="float">
            <text:p>177539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2_1.haff</text:p>
          </table:table-cell>
          <table:table-cell office:value-type="float" office:value="59311" calcext:value-type="float">
            <text:p>59311</text:p>
          </table:table-cell>
          <table:table-cell office:value-type="float" office:value="81934" calcext:value-type="float">
            <text:p>81934</text:p>
          </table:table-cell>
          <table:table-cell office:value-type="float" office:value="1774834" calcext:value-type="float">
            <text:p>177483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2_3.haff</text:p>
          </table:table-cell>
          <table:table-cell office:value-type="float" office:value="47622" calcext:value-type="float">
            <text:p>47622</text:p>
          </table:table-cell>
          <table:table-cell office:value-type="float" office:value="65548" calcext:value-type="float">
            <text:p>65548</text:p>
          </table:table-cell>
          <table:table-cell office:value-type="float" office:value="1421777" calcext:value-type="float">
            <text:p>142177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2_2.haff</text:p>
          </table:table-cell>
          <table:table-cell office:value-type="float" office:value="47585" calcext:value-type="float">
            <text:p>47585</text:p>
          </table:table-cell>
          <table:table-cell office:value-type="float" office:value="65547" calcext:value-type="float">
            <text:p>65547</text:p>
          </table:table-cell>
          <table:table-cell office:value-type="float" office:value="1420791" calcext:value-type="float">
            <text:p>14207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2_1.haff</text:p>
          </table:table-cell>
          <table:table-cell office:value-type="float" office:value="47562" calcext:value-type="float">
            <text:p>47562</text:p>
          </table:table-cell>
          <table:table-cell office:value-type="float" office:value="65547" calcext:value-type="float">
            <text:p>65547</text:p>
          </table:table-cell>
          <table:table-cell office:value-type="float" office:value="1420208" calcext:value-type="float">
            <text:p>142020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2_3.haff</text:p>
          </table:table-cell>
          <table:table-cell office:value-type="float" office:value="29923" calcext:value-type="float">
            <text:p>29923</text:p>
          </table:table-cell>
          <table:table-cell office:value-type="float" office:value="40967" calcext:value-type="float">
            <text:p>40967</text:p>
          </table:table-cell>
          <table:table-cell office:value-type="float" office:value="887860" calcext:value-type="float">
            <text:p>88786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2_2.haff</text:p>
          </table:table-cell>
          <table:table-cell office:value-type="float" office:value="29983" calcext:value-type="float">
            <text:p>29983</text:p>
          </table:table-cell>
          <table:table-cell office:value-type="float" office:value="40967" calcext:value-type="float">
            <text:p>40967</text:p>
          </table:table-cell>
          <table:table-cell office:value-type="float" office:value="889417" calcext:value-type="float">
            <text:p>88941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2_1.haff</text:p>
          </table:table-cell>
          <table:table-cell office:value-type="float" office:value="29963" calcext:value-type="float">
            <text:p>29963</text:p>
          </table:table-cell>
          <table:table-cell office:value-type="float" office:value="40967" calcext:value-type="float">
            <text:p>40967</text:p>
          </table:table-cell>
          <table:table-cell office:value-type="float" office:value="888900" calcext:value-type="float">
            <text:p>88890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2_3.haff</text:p>
          </table:table-cell>
          <table:table-cell office:value-type="float" office:value="18194" calcext:value-type="float">
            <text:p>18194</text:p>
          </table:table-cell>
          <table:table-cell office:value-type="float" office:value="24582" calcext:value-type="float">
            <text:p>24582</text:p>
          </table:table-cell>
          <table:table-cell office:value-type="float" office:value="533739" calcext:value-type="float">
            <text:p>53373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2_2.haff</text:p>
          </table:table-cell>
          <table:table-cell office:value-type="float" office:value="18204" calcext:value-type="float">
            <text:p>18204</text:p>
          </table:table-cell>
          <table:table-cell office:value-type="float" office:value="24580" calcext:value-type="float">
            <text:p>24580</text:p>
          </table:table-cell>
          <table:table-cell office:value-type="float" office:value="533996" calcext:value-type="float">
            <text:p>53399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2_1.haff</text:p>
          </table:table-cell>
          <table:table-cell office:value-type="float" office:value="18212" calcext:value-type="float">
            <text:p>18212</text:p>
          </table:table-cell>
          <table:table-cell office:value-type="float" office:value="24580" calcext:value-type="float">
            <text:p>24580</text:p>
          </table:table-cell>
          <table:table-cell office:value-type="float" office:value="534195" calcext:value-type="float">
            <text:p>53419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2_3.haff</text:p>
          </table:table-cell>
          <table:table-cell office:value-type="float" office:value="2159863" calcext:value-type="float">
            <text:p>2159863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65164225" calcext:value-type="float">
            <text:p>6516422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2_2.haff</text:p>
          </table:table-cell>
          <table:table-cell office:value-type="float" office:value="2160578" calcext:value-type="float">
            <text:p>2160578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65182854" calcext:value-type="float">
            <text:p>651828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2_1.haff</text:p>
          </table:table-cell>
          <table:table-cell office:value-type="float" office:value="2160181" calcext:value-type="float">
            <text:p>2160181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65172547" calcext:value-type="float">
            <text:p>651725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2_3.haff</text:p>
          </table:table-cell>
          <table:table-cell office:value-type="float" office:value="1441951" calcext:value-type="float">
            <text:p>1441951</text:p>
          </table:table-cell>
          <table:table-cell office:value-type="float" office:value="2007366" calcext:value-type="float">
            <text:p>2007366</text:p>
          </table:table-cell>
          <table:table-cell office:value-type="float" office:value="43499776" calcext:value-type="float">
            <text:p>4349977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2_2.haff</text:p>
          </table:table-cell>
          <table:table-cell office:value-type="float" office:value="1442037" calcext:value-type="float">
            <text:p>1442037</text:p>
          </table:table-cell>
          <table:table-cell office:value-type="float" office:value="2007382" calcext:value-type="float">
            <text:p>2007382</text:p>
          </table:table-cell>
          <table:table-cell office:value-type="float" office:value="43502057" calcext:value-type="float">
            <text:p>4350205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2_1.haff</text:p>
          </table:table-cell>
          <table:table-cell office:value-type="float" office:value="1441859" calcext:value-type="float">
            <text:p>1441859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43497348" calcext:value-type="float">
            <text:p>4349734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2_3.haff</text:p>
          </table:table-cell>
          <table:table-cell office:value-type="float" office:value="723887" calcext:value-type="float">
            <text:p>723887</text:p>
          </table:table-cell>
          <table:table-cell office:value-type="float" office:value="1007787" calcext:value-type="float">
            <text:p>1007787</text:p>
          </table:table-cell>
          <table:table-cell office:value-type="float" office:value="21831369" calcext:value-type="float">
            <text:p>2183136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2_2.haff</text:p>
          </table:table-cell>
          <table:table-cell office:value-type="float" office:value="724087" calcext:value-type="float">
            <text:p>724087</text:p>
          </table:table-cell>
          <table:table-cell office:value-type="float" office:value="1007775" calcext:value-type="float">
            <text:p>1007775</text:p>
          </table:table-cell>
          <table:table-cell office:value-type="float" office:value="21836542" calcext:value-type="float">
            <text:p>2183654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2_1.haff</text:p>
          </table:table-cell>
          <table:table-cell office:value-type="float" office:value="724249" calcext:value-type="float">
            <text:p>724249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21840751" calcext:value-type="float">
            <text:p>218407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1_3.haff</text:p>
          </table:table-cell>
          <table:table-cell office:value-type="float" office:value="77613" calcext:value-type="float">
            <text:p>77613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416" calcext:value-type="float">
            <text:p>233141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1_2.haff</text:p>
          </table:table-cell>
          <table:table-cell office:value-type="float" office:value="77595" calcext:value-type="float">
            <text:p>77595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0948" calcext:value-type="float">
            <text:p>233094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1_1.haff</text:p>
          </table:table-cell>
          <table:table-cell office:value-type="float" office:value="77623" calcext:value-type="float">
            <text:p>77623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682" calcext:value-type="float">
            <text:p>233168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1_3.haff</text:p>
          </table:table-cell>
          <table:table-cell office:value-type="float" office:value="59768" calcext:value-type="float">
            <text:p>59768</text:p>
          </table:table-cell>
          <table:table-cell office:value-type="float" office:value="81930" calcext:value-type="float">
            <text:p>81930</text:p>
          </table:table-cell>
          <table:table-cell office:value-type="float" office:value="1793709" calcext:value-type="float">
            <text:p>179370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1_2.haff</text:p>
          </table:table-cell>
          <table:table-cell office:value-type="float" office:value="59753" calcext:value-type="float">
            <text:p>59753</text:p>
          </table:table-cell>
          <table:table-cell office:value-type="float" office:value="81930" calcext:value-type="float">
            <text:p>81930</text:p>
          </table:table-cell>
          <table:table-cell office:value-type="float" office:value="1793304" calcext:value-type="float">
            <text:p>17933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1_1.haff</text:p>
          </table:table-cell>
          <table:table-cell office:value-type="float" office:value="59780" calcext:value-type="float">
            <text:p>59780</text:p>
          </table:table-cell>
          <table:table-cell office:value-type="float" office:value="81930" calcext:value-type="float">
            <text:p>81930</text:p>
          </table:table-cell>
          <table:table-cell office:value-type="float" office:value="1794024" calcext:value-type="float">
            <text:p>179402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1_3.haff</text:p>
          </table:table-cell>
          <table:table-cell office:value-type="float" office:value="47875" calcext:value-type="float">
            <text:p>47875</text:p>
          </table:table-cell>
          <table:table-cell office:value-type="float" office:value="65544" calcext:value-type="float">
            <text:p>65544</text:p>
          </table:table-cell>
          <table:table-cell office:value-type="float" office:value="1435321" calcext:value-type="float">
            <text:p>143532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1_2.haff</text:p>
          </table:table-cell>
          <table:table-cell office:value-type="float" office:value="47856" calcext:value-type="float">
            <text:p>47856</text:p>
          </table:table-cell>
          <table:table-cell office:value-type="float" office:value="65544" calcext:value-type="float">
            <text:p>65544</text:p>
          </table:table-cell>
          <table:table-cell office:value-type="float" office:value="1434830" calcext:value-type="float">
            <text:p>143483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1_1.haff</text:p>
          </table:table-cell>
          <table:table-cell office:value-type="float" office:value="47861" calcext:value-type="float">
            <text:p>47861</text:p>
          </table:table-cell>
          <table:table-cell office:value-type="float" office:value="65544" calcext:value-type="float">
            <text:p>65544</text:p>
          </table:table-cell>
          <table:table-cell office:value-type="float" office:value="1434957" calcext:value-type="float">
            <text:p>143495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1_3.haff</text:p>
          </table:table-cell>
          <table:table-cell office:value-type="float" office:value="30005" calcext:value-type="float">
            <text:p>30005</text:p>
          </table:table-cell>
          <table:table-cell office:value-type="float" office:value="40965" calcext:value-type="float">
            <text:p>40965</text:p>
          </table:table-cell>
          <table:table-cell office:value-type="float" office:value="896970" calcext:value-type="float">
            <text:p>89697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1_2.haff</text:p>
          </table:table-cell>
          <table:table-cell office:value-type="float" office:value="30010" calcext:value-type="float">
            <text:p>30010</text:p>
          </table:table-cell>
          <table:table-cell office:value-type="float" office:value="40965" calcext:value-type="float">
            <text:p>40965</text:p>
          </table:table-cell>
          <table:table-cell office:value-type="float" office:value="897106" calcext:value-type="float">
            <text:p>8971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1_1.haff</text:p>
          </table:table-cell>
          <table:table-cell office:value-type="float" office:value="30009" calcext:value-type="float">
            <text:p>30009</text:p>
          </table:table-cell>
          <table:table-cell office:value-type="float" office:value="40965" calcext:value-type="float">
            <text:p>40965</text:p>
          </table:table-cell>
          <table:table-cell office:value-type="float" office:value="897083" calcext:value-type="float">
            <text:p>89708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1_3.haff</text:p>
          </table:table-cell>
          <table:table-cell office:value-type="float" office:value="18111" calcext:value-type="float">
            <text:p>18111</text:p>
          </table:table-cell>
          <table:table-cell office:value-type="float" office:value="24579" calcext:value-type="float">
            <text:p>24579</text:p>
          </table:table-cell>
          <table:table-cell office:value-type="float" office:value="538577" calcext:value-type="float">
            <text:p>53857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1_2.haff</text:p>
          </table:table-cell>
          <table:table-cell office:value-type="float" office:value="18111" calcext:value-type="float">
            <text:p>18111</text:p>
          </table:table-cell>
          <table:table-cell office:value-type="float" office:value="24579" calcext:value-type="float">
            <text:p>24579</text:p>
          </table:table-cell>
          <table:table-cell office:value-type="float" office:value="538568" calcext:value-type="float">
            <text:p>53856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1_1.haff</text:p>
          </table:table-cell>
          <table:table-cell office:value-type="float" office:value="18110" calcext:value-type="float">
            <text:p>18110</text:p>
          </table:table-cell>
          <table:table-cell office:value-type="float" office:value="24579" calcext:value-type="float">
            <text:p>24579</text:p>
          </table:table-cell>
          <table:table-cell office:value-type="float" office:value="538533" calcext:value-type="float">
            <text:p>5385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1_3.haff</text:p>
          </table:table-cell>
          <table:table-cell office:value-type="float" office:value="2185345" calcext:value-type="float">
            <text:p>2185345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3417" calcext:value-type="float">
            <text:p>6583341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1_2.haff</text:p>
          </table:table-cell>
          <table:table-cell office:value-type="float" office:value="2185363" calcext:value-type="float">
            <text:p>2185363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3888" calcext:value-type="float">
            <text:p>6583388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1_1.haff</text:p>
          </table:table-cell>
          <table:table-cell office:value-type="float" office:value="2185436" calcext:value-type="float">
            <text:p>2185436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5765" calcext:value-type="float">
            <text:p>6583576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1_3.haff</text:p>
          </table:table-cell>
          <table:table-cell office:value-type="float" office:value="1458965" calcext:value-type="float">
            <text:p>1458965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8881" calcext:value-type="float">
            <text:p>4394888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1_2.haff</text:p>
          </table:table-cell>
          <table:table-cell office:value-type="float" office:value="1458986" calcext:value-type="float">
            <text:p>1458986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9436" calcext:value-type="float">
            <text:p>4394943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1_1.haff</text:p>
          </table:table-cell>
          <table:table-cell office:value-type="float" office:value="1459002" calcext:value-type="float">
            <text:p>1459002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9849" calcext:value-type="float">
            <text:p>4394984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1_3.haff</text:p>
          </table:table-cell>
          <table:table-cell office:value-type="float" office:value="732512" calcext:value-type="float">
            <text:p>732512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2471" calcext:value-type="float">
            <text:p>2206247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1_2.haff</text:p>
          </table:table-cell>
          <table:table-cell office:value-type="float" office:value="732518" calcext:value-type="float">
            <text:p>732518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2621" calcext:value-type="float">
            <text:p>2206262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1_1.haff</text:p>
          </table:table-cell>
          <table:table-cell office:value-type="float" office:value="732484" calcext:value-type="float">
            <text:p>732484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1743" calcext:value-type="float">
            <text:p>2206174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et3" table:style-name="ta1">
        <table:shapes>
          <draw:frame draw:z-index="0" draw:style-name="gr1" draw:text-style-name="P1" svg:width="329.39pt" svg:height="230.4pt" svg:x="452.18pt" svg:y="-0.03pt">
            <loext:p draw:notify-on-update-of-ranges="Set3.B2:Set3.B6 Set3.A2:Set3.A2 Set3.D2:Set3.D6 Set3.B13:Set3.B17 Set3.A13:Set3.A13 Set3.D13:Set3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9.39pt" svg:height="230.4pt" svg:x="447.17pt" svg:y="274.39pt">
            <loext:p draw:notify-on-update-of-ranges="Set3.B7:Set3.B9 Set3.A7:Set3.A7 Set3.D7:Set3.D9 Set3.B18:Set3.B20 Set3.A18:Set3.A18 Set3.D18:Set3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6695.66666667" calcext:value-type="float">
            <text:p>2506695.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929528" calcext:value-type="float">
            <text:p>1929528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45650.66666667" calcext:value-type="float">
            <text:p>1545650.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67300" calcext:value-type="float">
            <text:p>967300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2249.666666667" calcext:value-type="float">
            <text:p>582249.6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679257" calcext:value-type="float">
            <text:p>7067925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178567.3333333" calcext:value-type="float">
            <text:p>47178567.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88549.3333333" calcext:value-type="float">
            <text:p>23688549.33333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76995.66666667" calcext:value-type="float">
            <text:p>2476995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906599.66666667" calcext:value-type="float">
            <text:p>1906599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26978" calcext:value-type="float">
            <text:p>1526978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54409.333333333" calcext:value-type="float">
            <text:p>954409.3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73855.333333333" calcext:value-type="float">
            <text:p>573855.3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37065.6666667" calcext:value-type="float">
            <text:p>69937065.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679111.3333333" calcext:value-type="float">
            <text:p>46679111.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435404.3333333" calcext:value-type="float">
            <text:p>23435404.3333333</text:p>
          </table:table-cell>
        </table:table-row>
      </table:table>
      <table:table table:name="Set2" table:style-name="ta1">
        <table:shapes>
          <draw:frame draw:z-index="0" draw:style-name="gr1" draw:text-style-name="P1" svg:width="329.39pt" svg:height="230.4pt" svg:x="389.06pt" svg:y="0.03pt">
            <loext:p draw:notify-on-update-of-ranges="Set2.B2:Set2.B6 Set2.A2:Set2.A2 Set2.D2:Set2.D6 Set2.B13:Set2.B17 Set2.A13:Set2.A13 Set2.D13:Set2.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29.39pt" svg:height="230.4pt" svg:x="384.04pt" svg:y="274.45pt">
            <loext:p draw:notify-on-update-of-ranges="Set2.A7:Set2.A7 Set2.B7:Set2.B9 Set3.A7:Set3.A7 Set2.D7:Set2.D9 Set2.B18:Set2.B20 Set2.A18:Set2.A18 Set2.D18:Set2.D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315620.33333333" calcext:value-type="float">
            <text:p>2315620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781680.66666667" calcext:value-type="float">
            <text:p>1781680.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26589.66666667" calcext:value-type="float">
            <text:p>1426589.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93291.666666667" calcext:value-type="float">
            <text:p>893291.6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37642.666666667" calcext:value-type="float">
            <text:p>537642.6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298550" calcext:value-type="float">
            <text:p>65298550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586900.3333333" calcext:value-type="float">
            <text:p>43586900.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83098.3333333" calcext:value-type="float">
            <text:p>21883098.33333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307712" calcext:value-type="float">
            <text:p>2307712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775259" calcext:value-type="float">
            <text:p>1775259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20925" calcext:value-type="float">
            <text:p>1420925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88725" calcext:value-type="float">
            <text:p>888725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33976" calcext:value-type="float">
            <text:p>533976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173208" calcext:value-type="float">
            <text:p>65173208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499727" calcext:value-type="float">
            <text:p>4349972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36220" calcext:value-type="float">
            <text:p>21836220</text:p>
          </table:table-cell>
        </table:table-row>
      </table:table>
      <table:table table:name="Set1" table:style-name="ta1">
        <table:shapes>
          <draw:frame draw:z-index="0" draw:style-name="gr1" draw:text-style-name="P1" svg:width="329.39pt" svg:height="230.4pt" svg:x="389.06pt" svg:y="0pt">
            <loext:p draw:notify-on-update-of-ranges="Set1.B2:Set1.B6 Set1.A2:Set1.A2 Set1.D2:Set1.D6 Set1.B13:Set1.B17 Set1.A13:Set1.A13 Set1.D13:Set1.D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329.39pt" svg:height="230.4pt" svg:x="384.04pt" svg:y="274.42pt">
            <loext:p draw:notify-on-update-of-ranges="Set2.A7:Set2.A7 Set1.B7:Set1.B9 Set1.A7:Set1.A7 Set1.D7:Set1.D9 Set1.B18:Set1.B20 Set1.A18:Set1.A18 Set1.D18:Set1.D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34679.33333333" calcext:value-type="float">
            <text:p>2334679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796326.66666667" calcext:value-type="float">
            <text:p>1796326.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37460.33333333" calcext:value-type="float">
            <text:p>1437460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99118.666666667" calcext:value-type="float">
            <text:p>899118.6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40145.666666667" calcext:value-type="float">
            <text:p>540145.6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848982.3333333" calcext:value-type="float">
            <text:p>65848982.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959880.6666667" calcext:value-type="float">
            <text:p>43959880.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71129.6666667" calcext:value-type="float">
            <text:p>22071129.666666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31348.66666667" calcext:value-type="float">
            <text:p>2331348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793679" calcext:value-type="float">
            <text:p>1793679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35036" calcext:value-type="float">
            <text:p>1435036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97053" calcext:value-type="float">
            <text:p>89705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38559.333333333" calcext:value-type="float">
            <text:p>538559.3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834356.6666667" calcext:value-type="float">
            <text:p>65834356.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949388.6666667" calcext:value-type="float">
            <text:p>43949388.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62278.3333333" calcext:value-type="float">
            <text:p>22062278.3333333</text:p>
          </table:table-cell>
        </table:table-row>
      </table:table>
      <table:named-expressions/>
      <table:database-ranges>
        <table:database-range table:name="__Anonymous_Sheet_DB__0" table:target-range-address="info.A1:info.I145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8:42:43.044549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18:47:49.602010209</dc:date>
    <meta:editing-duration>PT42M48S</meta:editing-duration>
    <meta:editing-cycles>16</meta:editing-cycles>
    <meta:generator>LibreOffice/5.1.4.2$Linux_X86_64 LibreOffice_project/10m0$Build-2</meta:generator>
    <meta:document-statistic meta:table-count="4" meta:cell-count="15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3.B2:Set3.B6 Set3.A2:Set3.A2 Set3.D2:Set3.D6 Set3.A13:Set3.A13 Set3.D13:Set3.D17" chart:data-source-has-labels="row" svg:x="1.078cm" svg:y="0.945cm" svg:width="10.145cm" svg:height="6.04cm">
          <chartooo:coordinate-region svg:x="2.625cm" svg:y="1.144cm" svg:width="8.318cm" svg:height="5.194cm"/>
          <chart:axis chart:dimension="x" chart:name="primary-x" chart:style-name="ch4">
            <chart:title svg:x="4.677cm" svg:y="7.147cm" chart:style-name="ch5">
              <text:p>Размер файла (Кб)</text:p>
            </chart:title>
          </chart:axis>
          <chart:axis chart:dimension="y" chart:name="primary-y" chart:style-name="ch4">
            <chart:title svg:x="0.286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3.D2:Set3.D6" chart:label-cell-address="Set3.A2:Set3.A2" chart:class="chart:scatter">
            <chart:domain table:cell-range-address="Set3.B2:Set3.B6"/>
            <chart:data-point chart:repeated="5"/>
          </chart:series>
          <chart:series chart:style-name="ch9" chart:values-cell-range-address="Set3.D13:Set3.D17" chart:label-cell-address="Set3.A13:Set3.A13" chart:class="chart:scatter">
            <chart:domain table:cell-range-address="Set3.B13:Set3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3.A2:Set3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3.A13:Set3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t3.B2:Set3.B6</svg:desc>
                </draw:g>
              </table:table-cell>
              <table:table-cell office:value-type="float" office:value="2506695.66666667">
                <text:p>2506695.66666667</text:p>
                <draw:g>
                  <svg:desc>Set3.D2:Set3.D6</svg:desc>
                </draw:g>
              </table:table-cell>
              <table:table-cell office:value-type="float" office:value="100">
                <text:p>100</text:p>
                <draw:g>
                  <svg:desc>Set3.B13:Set3.B17</svg:desc>
                </draw:g>
              </table:table-cell>
              <table:table-cell office:value-type="float" office:value="2476995.66666667">
                <text:p>2476995.66666667</text:p>
                <draw:g>
                  <svg:desc>Set3.D13:Set3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929528">
                <text:p>1929528</text:p>
              </table:table-cell>
              <table:table-cell office:value-type="float" office:value="80">
                <text:p>80</text:p>
              </table:table-cell>
              <table:table-cell office:value-type="float" office:value="1906599.66666667">
                <text:p>1906599.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545650.66666667">
                <text:p>1545650.66666667</text:p>
              </table:table-cell>
              <table:table-cell office:value-type="float" office:value="60">
                <text:p>60</text:p>
              </table:table-cell>
              <table:table-cell office:value-type="float" office:value="1526978">
                <text:p>1526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67300">
                <text:p>967300</text:p>
              </table:table-cell>
              <table:table-cell office:value-type="float" office:value="40">
                <text:p>40</text:p>
              </table:table-cell>
              <table:table-cell office:value-type="float" office:value="954409.333333333">
                <text:p>954409.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82249.666666667">
                <text:p>582249.666666667</text:p>
              </table:table-cell>
              <table:table-cell office:value-type="float" office:value="20">
                <text:p>20</text:p>
              </table:table-cell>
              <table:table-cell office:value-type="float" office:value="573855.333333333">
                <text:p>573855.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3.B7:Set3.B9 Set3.A7:Set3.A7 Set3.D7:Set3.D9 Set3.A18:Set3.A18 Set3.D18:Set3.D20" chart:data-source-has-labels="row" svg:x="0.892cm" svg:y="0.945cm" svg:width="10.29cm" svg:height="6.04cm">
          <chartooo:coordinate-region svg:x="2.625cm" svg:y="1.144cm" svg:width="8.318cm" svg:height="5.194cm"/>
          <chart:axis chart:dimension="x" chart:name="primary-x" chart:style-name="ch4">
            <chart:title svg:x="4.525cm" svg:y="7.147cm" chart:style-name="ch5">
              <text:p>Размер файла (Мб)</text:p>
            </chart:title>
          </chart:axis>
          <chart:axis chart:dimension="y" chart:name="primary-y" chart:style-name="ch4">
            <chart:title svg:x="0.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3.D7:Set3.D9" chart:label-cell-address="Set3.A7:Set3.A7" chart:class="chart:scatter">
            <chart:domain table:cell-range-address="Set3.B7:Set3.B9"/>
            <chart:data-point chart:repeated="3"/>
          </chart:series>
          <chart:series chart:style-name="ch9" chart:values-cell-range-address="Set3.D18:Set3.D20" chart:label-cell-address="Set3.A18:Set3.A18" chart:class="chart:scatter">
            <chart:domain table:cell-range-address="Set3.B18:Set3.B20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3.A7:Set3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3.A18:Set3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et3.B7:Set3.B9</svg:desc>
                </draw:g>
              </table:table-cell>
              <table:table-cell office:value-type="float" office:value="70679257">
                <text:p>70679257</text:p>
                <draw:g>
                  <svg:desc>Set3.D7:Set3.D9</svg:desc>
                </draw:g>
              </table:table-cell>
              <table:table-cell office:value-type="float" office:value="3">
                <text:p>3</text:p>
                <draw:g>
                  <svg:desc>Set3.B18:Set3.B20</svg:desc>
                </draw:g>
              </table:table-cell>
              <table:table-cell office:value-type="float" office:value="69937065.6666667">
                <text:p>69937065.6666667</text:p>
                <draw:g>
                  <svg:desc>Set3.D18:Set3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178567.3333333">
                <text:p>47178567.3333333</text:p>
              </table:table-cell>
              <table:table-cell office:value-type="float" office:value="2">
                <text:p>2</text:p>
              </table:table-cell>
              <table:table-cell office:value-type="float" office:value="46679111.3333333">
                <text:p>46679111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3688549.3333333">
                <text:p>23688549.3333333</text:p>
              </table:table-cell>
              <table:table-cell office:value-type="float" office:value="1">
                <text:p>1</text:p>
              </table:table-cell>
              <table:table-cell office:value-type="float" office:value="23435404.3333333">
                <text:p>23435404.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2.B2:Set2.B6 Set2.A2:Set2.A2 Set2.D2:Set2.D6 Set2.A13:Set2.A13 Set2.D13:Set2.D17" chart:data-source-has-labels="row" svg:x="1.078cm" svg:y="0.945cm" svg:width="10.145cm" svg:height="6.04cm">
          <chartooo:coordinate-region svg:x="2.625cm" svg:y="1.144cm" svg:width="8.318cm" svg:height="5.194cm"/>
          <chart:axis chart:dimension="x" chart:name="primary-x" chart:style-name="ch4">
            <chart:title svg:x="4.677cm" svg:y="7.147cm" chart:style-name="ch5">
              <text:p>Размер файла (Кб)</text:p>
            </chart:title>
          </chart:axis>
          <chart:axis chart:dimension="y" chart:name="primary-y" chart:style-name="ch4">
            <chart:title svg:x="0.286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2.D2:Set2.D6" chart:label-cell-address="Set2.A2:Set2.A2" chart:class="chart:scatter">
            <chart:domain table:cell-range-address="Set2.B2:Set2.B6"/>
            <chart:data-point chart:repeated="5"/>
          </chart:series>
          <chart:series chart:style-name="ch9" chart:values-cell-range-address="Set2.D13:Set2.D17" chart:label-cell-address="Set2.A13:Set2.A13" chart:class="chart:scatter">
            <chart:domain table:cell-range-address="Set2.B13:Set2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2.A2:Set2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2.A13:Set2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t2.B2:Set2.B6</svg:desc>
                </draw:g>
              </table:table-cell>
              <table:table-cell office:value-type="float" office:value="2315620.33333333">
                <text:p>2315620.33333333</text:p>
                <draw:g>
                  <svg:desc>Set2.D2:Set2.D6</svg:desc>
                </draw:g>
              </table:table-cell>
              <table:table-cell office:value-type="float" office:value="100">
                <text:p>100</text:p>
                <draw:g>
                  <svg:desc>Set2.B13:Set2.B17</svg:desc>
                </draw:g>
              </table:table-cell>
              <table:table-cell office:value-type="float" office:value="2307712">
                <text:p>2307712</text:p>
                <draw:g>
                  <svg:desc>Set2.D13:Set2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781680.66666667">
                <text:p>1781680.66666667</text:p>
              </table:table-cell>
              <table:table-cell office:value-type="float" office:value="80">
                <text:p>80</text:p>
              </table:table-cell>
              <table:table-cell office:value-type="float" office:value="1775259">
                <text:p>1775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426589.66666667">
                <text:p>1426589.66666667</text:p>
              </table:table-cell>
              <table:table-cell office:value-type="float" office:value="60">
                <text:p>60</text:p>
              </table:table-cell>
              <table:table-cell office:value-type="float" office:value="1420925">
                <text:p>1420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93291.666666667">
                <text:p>893291.666666667</text:p>
              </table:table-cell>
              <table:table-cell office:value-type="float" office:value="40">
                <text:p>40</text:p>
              </table:table-cell>
              <table:table-cell office:value-type="float" office:value="888725">
                <text:p>888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37642.666666667">
                <text:p>537642.666666667</text:p>
              </table:table-cell>
              <table:table-cell office:value-type="float" office:value="20">
                <text:p>20</text:p>
              </table:table-cell>
              <table:table-cell office:value-type="float" office:value="533976">
                <text:p>5339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2.A7:Set2.A7 Set2.B7:Set2.B9 Set3.A7:Set3.A7 Set2.D7:Set2.D9 Set2.A18:Set2.A18 Set2.D18:Set2.D20" chart:data-source-has-labels="both" svg:x="0.892cm" svg:y="0.945cm" svg:width="10.29cm" svg:height="6.04cm">
          <chartooo:coordinate-region svg:x="2.625cm" svg:y="1.144cm" svg:width="8.318cm" svg:height="5.194cm"/>
          <chart:axis chart:dimension="x" chart:name="primary-x" chart:style-name="ch4" chartooo:axis-type="auto">
            <chart:title svg:x="4.525cm" svg:y="7.147cm" chart:style-name="ch5">
              <text:p>Размер файла (Мб)</text:p>
            </chart:title>
            <chart:categories table:cell-range-address="Set2.A7:Set2.A7"/>
          </chart:axis>
          <chart:axis chart:dimension="y" chart:name="primary-y" chart:style-name="ch4">
            <chart:title svg:x="0.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2.D7:Set2.D9" chart:label-cell-address="Set3.A7:Set3.A7" chart:class="chart:scatter">
            <chart:domain table:cell-range-address="Set2.B7:Set2.B9"/>
            <chart:data-point chart:repeated="3"/>
          </chart:series>
          <chart:series chart:style-name="ch9" chart:values-cell-range-address="Set2.D18:Set2.D20" chart:label-cell-address="Set2.A18:Set2.A18" chart:class="chart:scatter">
            <chart:domain table:cell-range-address="Set2.B18:Set2.B20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3.A7:Set3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2.A18:Set2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n</text:p>
                <draw:g>
                  <svg:desc>Set2.A7:Set2.A7</svg:desc>
                </draw:g>
              </table:table-cell>
              <table:table-cell office:value-type="float" office:value="3">
                <text:p>3</text:p>
                <draw:g>
                  <svg:desc>Set2.B7:Set2.B9</svg:desc>
                </draw:g>
              </table:table-cell>
              <table:table-cell office:value-type="float" office:value="65298550">
                <text:p>65298550</text:p>
                <draw:g>
                  <svg:desc>Set2.D7:Set2.D9</svg:desc>
                </draw:g>
              </table:table-cell>
              <table:table-cell office:value-type="float" office:value="3">
                <text:p>3</text:p>
                <draw:g>
                  <svg:desc>Set2.B18:Set2.B20</svg:desc>
                </draw:g>
              </table:table-cell>
              <table:table-cell office:value-type="float" office:value="65173208">
                <text:p>65173208</text:p>
                <draw:g>
                  <svg:desc>Set2.D18:Set2.D2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3586900.3333333">
                <text:p>43586900.3333333</text:p>
              </table:table-cell>
              <table:table-cell office:value-type="float" office:value="2">
                <text:p>2</text:p>
              </table:table-cell>
              <table:table-cell office:value-type="float" office:value="43499727">
                <text:p>4349972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1883098.3333333">
                <text:p>21883098.3333333</text:p>
              </table:table-cell>
              <table:table-cell office:value-type="float" office:value="1">
                <text:p>1</text:p>
              </table:table-cell>
              <table:table-cell office:value-type="float" office:value="21836220">
                <text:p>218362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1.B2:Set1.B6 Set1.A2:Set1.A2 Set1.D2:Set1.D6 Set1.A13:Set1.A13 Set1.D13:Set1.D17" chart:data-source-has-labels="row" svg:x="1.078cm" svg:y="0.945cm" svg:width="10.145cm" svg:height="6.04cm">
          <chartooo:coordinate-region svg:x="2.625cm" svg:y="1.144cm" svg:width="8.318cm" svg:height="5.194cm"/>
          <chart:axis chart:dimension="x" chart:name="primary-x" chart:style-name="ch4">
            <chart:title svg:x="4.677cm" svg:y="7.147cm" chart:style-name="ch5">
              <text:p>Размер файла (Кб)</text:p>
            </chart:title>
          </chart:axis>
          <chart:axis chart:dimension="y" chart:name="primary-y" chart:style-name="ch4">
            <chart:title svg:x="0.286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1.D2:Set1.D6" chart:label-cell-address="Set1.A2:Set1.A2" chart:class="chart:scatter">
            <chart:domain table:cell-range-address="Set1.B2:Set1.B6"/>
            <chart:data-point chart:repeated="5"/>
          </chart:series>
          <chart:series chart:style-name="ch9" chart:values-cell-range-address="Set1.D13:Set1.D17" chart:label-cell-address="Set1.A13:Set1.A13" chart:class="chart:scatter">
            <chart:domain table:cell-range-address="Set1.B13:Set1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1.A2:S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1.A13:S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t1.B2:Set1.B6</svg:desc>
                </draw:g>
              </table:table-cell>
              <table:table-cell office:value-type="float" office:value="2334679.33333333">
                <text:p>2334679.33333333</text:p>
                <draw:g>
                  <svg:desc>Set1.D2:Set1.D6</svg:desc>
                </draw:g>
              </table:table-cell>
              <table:table-cell office:value-type="float" office:value="100">
                <text:p>100</text:p>
                <draw:g>
                  <svg:desc>Set1.B13:Set1.B17</svg:desc>
                </draw:g>
              </table:table-cell>
              <table:table-cell office:value-type="float" office:value="2331348.66666667">
                <text:p>2331348.66666667</text:p>
                <draw:g>
                  <svg:desc>Set1.D13:S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796326.66666667">
                <text:p>1796326.66666667</text:p>
              </table:table-cell>
              <table:table-cell office:value-type="float" office:value="80">
                <text:p>80</text:p>
              </table:table-cell>
              <table:table-cell office:value-type="float" office:value="1793679">
                <text:p>1793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437460.33333333">
                <text:p>1437460.33333333</text:p>
              </table:table-cell>
              <table:table-cell office:value-type="float" office:value="60">
                <text:p>60</text:p>
              </table:table-cell>
              <table:table-cell office:value-type="float" office:value="1435036">
                <text:p>1435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99118.666666667">
                <text:p>899118.666666667</text:p>
              </table:table-cell>
              <table:table-cell office:value-type="float" office:value="40">
                <text:p>40</text:p>
              </table:table-cell>
              <table:table-cell office:value-type="float" office:value="897053">
                <text:p>897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40145.666666667">
                <text:p>540145.666666667</text:p>
              </table:table-cell>
              <table:table-cell office:value-type="float" office:value="20">
                <text:p>20</text:p>
              </table:table-cell>
              <table:table-cell office:value-type="float" office:value="538559.333333333">
                <text:p>538559.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2.A7:Set2.A7 Set1.B7:Set1.B9 Set1.A7:Set1.A7 Set1.D7:Set1.D9 Set1.A18:Set1.A18 Set1.D18:Set1.D20" chart:data-source-has-labels="both" svg:x="0.892cm" svg:y="0.945cm" svg:width="10.29cm" svg:height="6.04cm">
          <chartooo:coordinate-region svg:x="2.625cm" svg:y="1.144cm" svg:width="8.318cm" svg:height="5.194cm"/>
          <chart:axis chart:dimension="x" chart:name="primary-x" chart:style-name="ch4" chartooo:axis-type="auto">
            <chart:title svg:x="4.525cm" svg:y="7.147cm" chart:style-name="ch5">
              <text:p>Размер файла (Мб)</text:p>
            </chart:title>
            <chart:categories table:cell-range-address="Set2.A7:Set2.A7"/>
          </chart:axis>
          <chart:axis chart:dimension="y" chart:name="primary-y" chart:style-name="ch4">
            <chart:title svg:x="0.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1.D7:Set1.D9" chart:label-cell-address="Set1.A7:Set1.A7" chart:class="chart:scatter">
            <chart:domain table:cell-range-address="Set1.B7:Set1.B9"/>
            <chart:data-point chart:repeated="3"/>
          </chart:series>
          <chart:series chart:style-name="ch9" chart:values-cell-range-address="Set1.D18:Set1.D20" chart:label-cell-address="Set1.A18:Set1.A18" chart:class="chart:scatter">
            <chart:domain table:cell-range-address="Set1.B18:Set1.B20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1.A7:S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1.A18:Set1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n</text:p>
                <draw:g>
                  <svg:desc>Set2.A7:Set2.A7</svg:desc>
                </draw:g>
              </table:table-cell>
              <table:table-cell office:value-type="float" office:value="3">
                <text:p>3</text:p>
                <draw:g>
                  <svg:desc>Set1.B7:Set1.B9</svg:desc>
                </draw:g>
              </table:table-cell>
              <table:table-cell office:value-type="float" office:value="65848982.3333333">
                <text:p>65848982.3333333</text:p>
                <draw:g>
                  <svg:desc>Set1.D7:Set1.D9</svg:desc>
                </draw:g>
              </table:table-cell>
              <table:table-cell office:value-type="float" office:value="3">
                <text:p>3</text:p>
                <draw:g>
                  <svg:desc>Set1.B18:Set1.B20</svg:desc>
                </draw:g>
              </table:table-cell>
              <table:table-cell office:value-type="float" office:value="65834356.6666667">
                <text:p>65834356.6666667</text:p>
                <draw:g>
                  <svg:desc>Set1.D18:Set1.D2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3959880.6666667">
                <text:p>43959880.6666667</text:p>
              </table:table-cell>
              <table:table-cell office:value-type="float" office:value="2">
                <text:p>2</text:p>
              </table:table-cell>
              <table:table-cell office:value-type="float" office:value="43949388.6666667">
                <text:p>43949388.666666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2071129.6666667">
                <text:p>22071129.6666667</text:p>
              </table:table-cell>
              <table:table-cell office:value-type="float" office:value="1">
                <text:p>1</text:p>
              </table:table-cell>
              <table:table-cell office:value-type="float" office:value="22062278.3333333">
                <text:p>22062278.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